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0300000117B2E80C5D692CF4AC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erif1" svg:font-family="'Liberation Serif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思源黑體 TW3" svg:font-family="'思源黑體 TW'" style:font-family-generic="roman" style:font-pitch="variable" style:font-charset="x-symbol"/>
    <style:font-face style:name="思源黑體 TW2" svg:font-family="'思源黑體 TW'" style:font-family-generic="system" style:font-pitch="variable" style:font-charset="x-symbol"/>
    <style:font-face style:name="_____1" svg:font-family="_____"/>
    <style:font-face style:name="Liberation Serif6" svg:font-family="'Liberation Serif'" style:font-family-generic="roman"/>
    <style:font-face style:name="標楷體1" svg:font-family="標楷體" style:font-family-generic="script" style:font-pitch="fixed"/>
    <style:font-face style:name="Arial" svg:font-family="Arial" style:font-pitch="variable"/>
    <style:font-face style:name="Liberation Serif4" svg:font-family="'Liberation Serif'" style:font-pitch="variable"/>
    <style:font-face style:name="_____" svg:font-family="_____" style:font-pitch="variable"/>
    <style:font-face style:name="思源黑體 TW5" svg:font-family="'思源黑體 TW'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思源黑體 TW1" svg:font-family="'思源黑體 TW'" style:font-family-generic="roman" style:font-pitch="variable"/>
    <style:font-face style:name="新細明體" svg:font-family="新細明體" style:font-family-generic="roman" style:font-pitch="variable"/>
    <style:font-face style:name="French Script MT" svg:font-family="'French Script MT'" style:font-family-generic="script" style:font-pitch="variable"/>
    <style:font-face style:name="Liberation Serif3" svg:font-family="'Liberation Serif'" style:font-family-generic="script" style:font-pitch="variable"/>
    <style:font-face style:name="思源黑體 TW4" svg:font-family="'思源黑體 TW'" style:font-family-generic="script" style:font-pitch="variable"/>
    <style:font-face style:name="標楷體" svg:font-family="標楷體" style:font-family-generic="script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Tahoma" svg:font-family="Tahoma" style:font-family-generic="swiss" style:font-pitch="variable"/>
    <style:font-face style:name="cmbx10" svg:font-family="cmbx10" style:font-family-generic="swiss" style:font-pitch="variable"/>
    <style:font-face style:name="cmbx12" svg:font-family="cmbx12" style:font-family-generic="swiss" style:font-pitch="variable"/>
    <style:font-face style:name="cmex10" svg:font-family="cmex10" style:font-family-generic="swiss" style:font-pitch="variable"/>
    <style:font-face style:name="cmmi10" svg:font-family="cmmi10" style:font-family-generic="swiss" style:font-pitch="variable"/>
    <style:font-face style:name="cmmi12" svg:font-family="cmmi12" style:font-family-generic="swiss" style:font-pitch="variable"/>
    <style:font-face style:name="cmmi6" svg:font-family="cmmi6" style:font-family-generic="swiss" style:font-pitch="variable"/>
    <style:font-face style:name="cmmi7" svg:font-family="cmmi7" style:font-family-generic="swiss" style:font-pitch="variable"/>
    <style:font-face style:name="cmmi8" svg:font-family="cmmi8" style:font-family-generic="swiss" style:font-pitch="variable"/>
    <style:font-face style:name="cmr10" svg:font-family="cmr10" style:font-family-generic="swiss" style:font-pitch="variable"/>
    <style:font-face style:name="cmr12" svg:font-family="cmr12" style:font-family-generic="swiss" style:font-pitch="variable"/>
    <style:font-face style:name="cmr17" svg:font-family="cmr17" style:font-family-generic="swiss" style:font-pitch="variable"/>
    <style:font-face style:name="cmr6" svg:font-family="cmr6" style:font-family-generic="swiss" style:font-pitch="variable"/>
    <style:font-face style:name="cmr7" svg:font-family="cmr7" style:font-family-generic="swiss" style:font-pitch="variable"/>
    <style:font-face style:name="cmr8" svg:font-family="cmr8" style:font-family-generic="swiss" style:font-pitch="variable"/>
    <style:font-face style:name="cmsy10" svg:font-family="cmsy10" style:font-family-generic="swiss" style:font-pitch="variable"/>
    <style:font-face style:name="cmsy6" svg:font-family="cmsy6" style:font-family-generic="swiss" style:font-pitch="variable"/>
    <style:font-face style:name="cmsy7" svg:font-family="cmsy7" style:font-family-generic="swiss" style:font-pitch="variable"/>
    <style:font-face style:name="cmsy8" svg:font-family="cmsy8" style:font-family-generic="swiss" style:font-pitch="variable"/>
    <style:font-face style:name="cmti12" svg:font-family="cmti12" style:font-family-generic="swiss" style:font-pitch="variable"/>
    <style:font-face style:name="msam10" svg:font-family="msam10" style:font-family-generic="swiss" style:font-pitch="variable"/>
    <style:font-face style:name="msbm10" svg:font-family="msbm10" style:font-family-generic="swiss" style:font-pitch="variable"/>
    <style:font-face style:name="Liberation Serif5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Liberation Seri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-color="#ffffff"/>
    </style:style>
    <style:style style:name="P6" style:family="paragraph">
      <style:paragraph-properties fo:line-height="100%" fo:text-align="start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.952cm" fo:margin-right="0cm" fo:margin-top="0.158cm" fo:margin-bottom="0cm" fo:line-height="100%" fo:text-align="start" fo:text-indent="-0.952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Liberation Serif" fo:font-size="20pt" style:font-size-asian="20pt" style:font-size-complex="20pt"/>
    </style:style>
    <style:style style:name="P12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Liberation Serif" fo:font-size="20pt" style:font-size-asian="20pt" style:font-size-complex="20pt"/>
    </style:style>
    <style:style style:name="P13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Liberation Serif" fo:font-size="20pt" style:font-size-asian="20pt" style:font-size-complex="20pt"/>
    </style:style>
    <style:style style:name="P14" style:family="paragraph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Liberation Serif" fo:font-size="20pt" style:font-size-asian="20pt" style:font-size-complex="20pt"/>
    </style:style>
    <style:style style:name="P15" style:family="paragraph">
      <style:text-properties style:font-name="Liberation Serif" fo:font-size="20pt" style:font-size-asian="20pt" style:font-size-complex="20pt"/>
    </style:style>
    <style:style style:name="P16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color="#ff0000" loext:opacity="100%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4" style:family="text">
      <style:text-properties fo:color="#000000" loext:opacity="100%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" style:family="text">
      <style:text-properties fo:color="#3333cc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6" style:family="text">
      <style:text-properties fo:color="#000000" loext:opacity="100%" fo:font-size="28pt" fo:language="zh" fo:country="TW" style:font-name-asian="標楷體1" style:font-size-asian="28pt" style:language-asian="zh" style:country-asian="TW" style:font-name-complex="標楷體1" style:font-size-complex="28pt" style:language-complex="zh" style:country-complex="TW"/>
    </style:style>
    <style:style style:name="T7" style:family="text">
      <style:text-properties fo:color="#000000" loext:opacity="100%" fo:font-size="28pt" fo:language="en" fo:country="US" style:text-underline-style="solid" style:text-underline-width="auto" style:text-underline-color="font-color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8" style:family="text">
      <style:text-properties fo:color="#00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9" style:family="text">
      <style:text-properties fo:color="#000000" loext:opacity="100%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0" style:family="text">
      <style:text-properties fo:color="#333399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12" style:family="text">
      <style:text-properties fo:color="#000000" loext:opacity="100%" style:text-position="30% 58%" fo:font-size="28pt" fo:language="en" fo:country="US" style:font-size-asian="28pt" style:language-asian="en" style:country-asian="US" style:font-size-complex="28pt" style:language-complex="en" style:country-complex="US"/>
    </style:style>
    <style:style style:name="T13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fo:color="#000000" loext:opacity="100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5" style:family="text">
      <style:text-properties fo:color="#000000" loext:opacity="100%" style:text-position="30% 58%"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7" style:family="text">
      <style:text-properties fo:color="#000000" loext:opacity="100%" style:font-name="Liberation Serif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8" style:family="text">
      <style:text-properties fo:color="#000000" loext:opacity="100%" style:font-name="Liberation Serif"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fo:color="#000000" loext:opacity="100%" style:font-name="Liberation Serif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0" style:family="text">
      <style:text-properties fo:color="#000000" loext:opacity="100%" style:font-name="Liberation Serif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21" style:family="text">
      <style:text-properties fo:color="#000000" loext:opacity="100%" style:font-name="Liberation Serif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22" style:family="text">
      <style:text-properties fo:color="#000000" loext:opacity="100%"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23" style:family="text">
      <style:text-properties fo:color="#000000" loext:opacity="100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4" style:family="text">
      <style:text-properties fo:color="#000000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T25" style:family="text">
      <style:text-properties fo:color="#ff0000" loext:opacity="100%" fo:font-size="28pt" fo:language="en" fo:country="US" style:font-size-asian="28pt" style:language-asian="en" style:country-asian="US" style:font-size-complex="28pt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gorithmic Game Theory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lgorithmic Game Theory</text:p>
          </draw:text-box>
        </draw:frame>
        <draw:frame presentation:style-name="pr2" draw:text-style-name="P2" draw:layer="layout" svg:width="25.2cm" svg:height="9.134cm" svg:x="0.6cm" svg:y="3.8cm" presentation:class="subtitle">
          <draw:text-box>
            <text:p/>
            <text:p>Stable Matching</text:p>
            <text:p/>
            <text:p/>
            <text:p><text:span text:style-name="T1">Joseph Chuang-Chieh Lin</text:span></text:p>
            <text:p><text:span text:style-name="T1">Dept. CSIE, Tamkang Universit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8.758cm" svg:height="2.6cm" svg:x="0.5cm" svg:y="0.3cm" presentation:class="title">
          <draw:text-box>
            <text:p>Stable Matching</text:p>
          </draw:text-box>
        </draw:frame>
        <draw:frame presentation:style-name="pr4" draw:layer="layout" svg:width="25.2cm" svg:height="10.6cm" svg:x="0.6cm" svg:y="3.8cm" presentation:class="outline" presentation:user-transformed="true">
          <draw:text-box>
            <text:list text:style-name="L2">
              <text:list-item>
                <text:p text:style-name="P4"><text:span text:style-name="T2">A matching is said to be </text:span><text:span text:style-name="T3">unstable</text:span><text:span text:style-name="T2"> if there exist 2 marriage couples </text:span><text:span text:style-name="T4">X</text:span><text:span text:style-name="T2">-</text:span><text:span text:style-name="T4">x</text:span><text:span text:style-name="T2"> and </text:span><text:span text:style-name="T4">Y</text:span><text:span text:style-name="T2">-</text:span><text:span text:style-name="T4">y</text:span><text:span text:style-name="T2"> such that </text:span><text:span text:style-name="T4">X</text:span><text:span text:style-name="T2"> desires </text:span><text:span text:style-name="T4">y</text:span><text:span text:style-name="T2"> more than </text:span><text:span text:style-name="T4">x</text:span><text:span text:style-name="T2"> and </text:span><text:span text:style-name="T4">y</text:span><text:span text:style-name="T2"> desires </text:span><text:span text:style-name="T4">X</text:span><text:span text:style-name="T2"> more than </text:span><text:span text:style-name="T4">Y</text:span><text:span text:style-name="T2">.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>The pair </text:span><text:span text:style-name="T4">X</text:span><text:span text:style-name="T2">-</text:span><text:span text:style-name="T4">y</text:span><text:span text:style-name="T2"> is said to be “</text:span><text:span text:style-name="T5">dissatisfied</text:span><text:span text:style-name="T2">.” (</text:span><text:span text:style-name="T6">不滿的</text:span><text:span text:style-name="T2">)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>A marriage </text:span><text:span text:style-name="T4">M</text:span><text:span text:style-name="T2"> is called “</text:span><text:span text:style-name="T3">stable marriage</text:span><text:span text:style-name="T2">” if there is no dissatisfied coup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8.758cm" svg:height="2.6cm" svg:x="0.5cm" svg:y="0.3cm" presentation:class="title" presentation:user-transformed="true">
          <draw:text-box>
            <text:p>Example</text:p>
          </draw:text-box>
        </draw:frame>
        <draw:frame presentation:style-name="pr4" draw:layer="layout" svg:width="25.2cm" svg:height="9.134cm" svg:x="0.6cm" svg:y="3.8cm" presentation:class="outline" presentation:user-transformed="true">
          <draw:text-box>
            <text:list text:style-name="L2">
              <text:list-item>
                <text:p text:style-name="P4"><text:span text:style-name="T2">For example, </text:span><text:span text:style-name="T4">N </text:span><text:span text:style-name="T2">= 4.</text:span></text:p>
                <text:list>
                  <text:list-header>
                    <text:p text:style-name="P6"><text:span text:style-name="T4"/></text:p>
                    <text:list>
                      <text:list-header>
                        <text:p text:style-name="P6"><text:span text:style-name="T4">A</text:span><text:span text:style-name="T2">: </text:span><text:span text:style-name="T4">abcd</text:span><text:span text:style-name="T2"> <text:s text:c="3"/></text:span><text:span text:style-name="T4">B</text:span><text:span text:style-name="T2">: </text:span><text:span text:style-name="T4">bacd</text:span><text:span text:style-name="T2"> <text:s text:c="3"/></text:span><text:span text:style-name="T4">C</text:span><text:span text:style-name="T2">: </text:span><text:span text:style-name="T4">adcb</text:span><text:span text:style-name="T2"> <text:s text:c="4"/></text:span><text:span text:style-name="T4">D</text:span><text:span text:style-name="T2">: </text:span><text:span text:style-name="T4">dcab</text:span></text:p>
                        <text:p text:style-name="P6"><text:span text:style-name="T4">a</text:span><text:span text:style-name="T2">: </text:span><text:span text:style-name="T4">ABCD</text:span><text:span text:style-name="T2"> <text:s/></text:span><text:span text:style-name="T4">b</text:span><text:span text:style-name="T2">: </text:span><text:span text:style-name="T4">DCBA</text:span><text:span text:style-name="T2"> <text:s/></text:span><text:span text:style-name="T4">c</text:span><text:span text:style-name="T2">: </text:span><text:span text:style-name="T4">ABCD</text:span><text:span text:style-name="T2"> <text:s text:c="2"/></text:span><text:span text:style-name="T4">d</text:span><text:span text:style-name="T2">: </text:span><text:span text:style-name="T4">CDAB</text:span><text:span text:style-name="T2"> <text:s/></text:span></text:p>
                      </text:list-header>
                    </text:list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Consider a marriage </text:span><text:span text:style-name="T4">M</text:span><text:span text:style-name="T2">: </text:span><text:span text:style-name="T4">A</text:span><text:span text:style-name="T2">-</text:span><text:span text:style-name="T4">a</text:span><text:span text:style-name="T2">, </text:span><text:span text:style-name="T4">B</text:span><text:span text:style-name="T2">-</text:span><text:span text:style-name="T4">b</text:span><text:span text:style-name="T2">, </text:span><text:span text:style-name="T4">C</text:span><text:span text:style-name="T2">-</text:span><text:span text:style-name="T4">c</text:span><text:span text:style-name="T2">, </text:span><text:span text:style-name="T4">D</text:span><text:span text:style-name="T2">-</text:span><text:span text:style-name="T4">d</text:span><text:span text:style-name="T2">,</text:span></text:p>
              </text:list-item>
              <text:list-item>
                <text:p text:style-name="P4"><text:span text:style-name="T4">C</text:span><text:span text:style-name="T2">-</text:span><text:span text:style-name="T4">d</text:span><text:span text:style-name="T2"> is dissatisfied. Why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8.758cm" svg:height="2.6cm" svg:x="0.5cm" svg:y="0.3cm" presentation:class="title">
          <draw:text-box>
            <text:p>The Proposal Algorithm</text:p>
          </draw:text-box>
        </draw:frame>
        <draw:frame presentation:style-name="pr4" draw:layer="layout" svg:width="25.2cm" svg:height="9.134cm" svg:x="0.6cm" svg:y="3.8cm" presentation:class="outline" presentation:user-transformed="true">
          <draw:text-box>
            <text:list text:style-name="L2">
              <text:list-item>
                <text:p text:style-name="P7"><text:span text:style-name="T7">Proposal algorithm</text:span><text:span text:style-name="T2">:</text:span></text:p>
                <text:p text:style-name="P7"><text:span text:style-name="T2"><text:s text:c="4"/></text:span><text:span text:style-name="T2">Assume that the schools are numbered in some arbitrary order.</text:span></text:p>
                <text:p text:style-name="P8"><text:span text:style-name="T8"/></text:p>
              </text:list-item>
              <text:list-item>
                <text:p text:style-name="P4"><text:span text:style-name="T2">The </text:span><text:span text:style-name="T9">lowest</text:span><text:span text:style-name="T2"> numbered unmatched school </text:span><text:span text:style-name="T4">X</text:span><text:span text:style-name="T2"> proposes to the </text:span><text:span text:style-name="T9">most</text:span><text:span text:style-name="T2"> desirable student on its list who has not already rejected him; call her </text:span><text:span text:style-name="T4">x</text:span><text:span text:style-name="T2">.</text:span></text:p>
                <text:p text:style-name="P4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8.758cm" svg:height="2.6cm" svg:x="0.5cm" svg:y="0.3cm" presentation:class="title">
          <draw:text-box>
            <text:p text:style-name="P9">The Proposal Algorithm (contd.)</text:p>
          </draw:text-box>
        </draw:frame>
        <draw:frame presentation:style-name="pr4" draw:layer="layout" svg:width="25.2cm" svg:height="9.134cm" svg:x="0.6cm" svg:y="3.8cm" presentation:class="outline" presentation:user-transformed="true">
          <draw:text-box>
            <text:list text:style-name="L2">
              <text:list-item>
                <text:p text:style-name="P4"><text:span text:style-name="T2">The student </text:span><text:span text:style-name="T4">x</text:span><text:span text:style-name="T2"> will accept the proposal if she is currently unmatched, or if her current matched school </text:span><text:span text:style-name="T4">Y</text:span><text:span text:style-name="T2"> is less desirable to her than </text:span><text:span text:style-name="T4">X</text:span><text:span text:style-name="T2">.</text:span></text:p>
              </text:list-item>
              <text:list-item>
                <text:p text:style-name="P4"><text:span text:style-name="T2">The algorithm repeats this process, terminating when every school is matched.</text:span></text:p>
                <text:list>
                  <text:list-item>
                    <text:p text:style-name="P6"><text:span text:style-name="T10">Such an algorithm is used by hospitals in North America in the match program that assigns medical graduates to residency position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8.758cm" svg:height="2.6cm" svg:x="0.5cm" svg:y="0.3cm" presentation:class="title">
          <draw:text-box>
            <text:p>Discussion</text:p>
          </draw:text-box>
        </draw:frame>
        <draw:frame presentation:style-name="pr4" draw:layer="layout" svg:width="25.2cm" svg:height="9.134cm" svg:x="0.6cm" svg:y="3.8cm" presentation:class="outline">
          <draw:text-box>
            <text:list text:style-name="L2">
              <text:list-item>
                <text:p text:style-name="P7"><text:span text:style-name="T2">Does it always terminate with a stable marriage?</text:span></text:p>
                <text:p text:style-name="P4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8.758cm" svg:height="2.6cm" svg:x="0.5cm" svg:y="0.3cm" presentation:class="title">
          <draw:text-box>
            <text:p>Discussion</text:p>
          </draw:text-box>
        </draw:frame>
        <draw:frame presentation:style-name="pr4" draw:layer="layout" svg:width="25.2cm" svg:height="9.134cm" svg:x="0.6cm" svg:y="3.8cm" presentation:class="outline">
          <draw:text-box>
            <text:list text:style-name="L2">
              <text:list-item>
                <text:p text:style-name="P7"><text:span text:style-name="T2">Does it always terminate with a stable marriage?</text:span></text:p>
              </text:list-item>
              <text:list-item>
                <text:p text:style-name="P4"><text:span text:style-name="T2">An unmatched school always has at least one student <text:s/>available that he can propose.</text:span></text:p>
                <text:p text:style-name="P10"><text:span text:style-name="T11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8.758cm" svg:height="2.6cm" svg:x="0.5cm" svg:y="0.3cm" presentation:class="title">
          <draw:text-box>
            <text:p>Discussion</text:p>
          </draw:text-box>
        </draw:frame>
        <draw:frame presentation:style-name="pr4" draw:layer="layout" svg:width="25.2cm" svg:height="9.134cm" svg:x="0.6cm" svg:y="3.8cm" presentation:class="outline">
          <draw:text-box>
            <text:list text:style-name="L2">
              <text:list-item>
                <text:p text:style-name="P7"><text:span text:style-name="T2">Does it always terminate with a stable marriage?</text:span></text:p>
              </text:list-item>
              <text:list-item>
                <text:p text:style-name="P4"><text:span text:style-name="T2">An unmatched school always has at least one student <text:s/>available that he can propose.</text:span></text:p>
                <text:p text:style-name="P10"><text:span text:style-name="T11"/></text:p>
              </text:list-item>
              <text:list-item>
                <text:p text:style-name="P4"><text:span text:style-name="T2">At each step the proposer will eliminate one student on his list and the total size of the lists is </text:span><text:span text:style-name="T4">n</text:span><text:span text:style-name="T12">2</text:span><text:span text:style-name="T2">. </text:span></text:p>
                <text:list>
                  <text:list-item>
                    <text:p text:style-name="P6"><text:span text:style-name="T13">Thus the algorithm uses at most </text:span><text:span text:style-name="T14">n</text:span><text:span text:style-name="T15">2</text:span><text:span text:style-name="T13"> proposals. i.e., it always terminates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8.758cm" svg:height="2.6cm" svg:x="0.5cm" svg:y="0.3cm" presentation:class="title" presentation:user-transformed="true">
          <draw:text-box>
            <text:p><text:span text:style-name="T16">Claim</text:span>: The Final Matching is Stable</text:p>
          </draw:text-box>
        </draw:frame>
        <draw:frame presentation:style-name="pr4" draw:text-style-name="P15" draw:layer="layout" svg:width="25.2cm" svg:height="11.2cm" svg:x="0.6cm" svg:y="3.8cm" presentation:class="outline" presentation:user-transformed="true">
          <draw:text-box>
            <text:list text:style-name="L2">
              <text:list-item>
                <text:p text:style-name="P11"><text:span text:style-name="T17">Proof by contradiction:</text:span></text:p>
                <text:p text:style-name="P12"><text:span text:style-name="T18"/></text:p>
                <text:p text:style-name="P13"><text:span text:style-name="T18">Let </text:span><text:span text:style-name="T17">X</text:span><text:span text:style-name="T18">-</text:span><text:span text:style-name="T17">y</text:span><text:span text:style-name="T18"> be a dissatisfied pair, where in </text:span><text:span text:style-name="T17">M</text:span><text:span text:style-name="T18"> they are paired as </text:span><text:span text:style-name="T17">X</text:span><text:span text:style-name="T18">-</text:span><text:span text:style-name="T17">x</text:span><text:span text:style-name="T18">, </text:span><text:span text:style-name="T17">Y</text:span><text:span text:style-name="T18">-</text:span><text:span text:style-name="T17">y</text:span><text:span text:style-name="T18">.</text:span></text:p>
                <text:p text:style-name="P14"><text:span text:style-name="T18"/></text:p>
                <text:p text:style-name="P13"><text:span text:style-name="T18">Since </text:span><text:span text:style-name="T17">X</text:span><text:span text:style-name="T18"> prefers </text:span><text:span text:style-name="T17">y</text:span><text:span text:style-name="T18"> to </text:span><text:span text:style-name="T17">x</text:span><text:span text:style-name="T18">, he </text:span><text:span text:style-name="T19">must have proposed to </text:span><text:span text:style-name="T20">y</text:span><text:span text:style-name="T18"> before getting matched to </text:span><text:span text:style-name="T17">x</text:span><text:span text:style-name="T18">.</text:span></text:p>
                <text:p text:style-name="P13"><text:span text:style-name="T18"/></text:p>
                <text:p text:style-name="P13"><text:span text:style-name="T18">Since </text:span><text:span text:style-name="T17">y</text:span><text:span text:style-name="T18"> either rejected </text:span><text:span text:style-name="T17">X</text:span><text:span text:style-name="T18"> or accepted it only to abandon it later, her mates thereafter (including </text:span><text:span text:style-name="T17">Y</text:span><text:span text:style-name="T18">) must be more desirable to her than </text:span><text:span text:style-name="T17">X</text:span><text:span text:style-name="T18">.</text:span></text:p>
                <text:p text:style-name="P11"><text:span text:style-name="T18"/></text:p>
                <text:p text:style-name="P11"><text:span text:style-name="T18">Therefore </text:span><text:span text:style-name="T17">y</text:span><text:span text:style-name="T18"> must prefer </text:span><text:span text:style-name="T17">Y</text:span><text:span text:style-name="T18"> to </text:span><text:span text:style-name="T17">X</text:span><text:span text:style-name="T18">,</text:span><text:span text:style-name="T21"> </text:span><text:span text:style-name="T18">contradicting the assumption that </text:span><text:span text:style-name="T17">y</text:span><text:span text:style-name="T18"> is dissatisfied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8.758cm" svg:height="2.6cm" svg:x="0.5cm" svg:y="0.3cm" presentation:class="title">
          <draw:text-box>
            <text:p>Principle of Deferred Decisions</text:p>
          </draw:text-box>
        </draw:frame>
        <draw:frame presentation:style-name="pr4" draw:text-style-name="P18" draw:layer="layout" svg:width="25.2cm" svg:height="10cm" svg:x="0.6cm" svg:y="3.8cm" presentation:class="outline" presentation:user-transformed="true">
          <draw:text-box>
            <text:list text:style-name="L2">
              <text:list-item>
                <text:p text:style-name="P16"><text:span text:style-name="T13">The idea is to assume that the entire set of random choices is </text:span><text:span text:style-name="T22">not</text:span><text:span text:style-name="T13"> made in advance.</text:span></text:p>
                <text:p text:style-name="P16"><text:span text:style-name="T13"/></text:p>
              </text:list-item>
              <text:list-item>
                <text:p text:style-name="P16"><text:span text:style-name="T13">At each step of the process, we fix only </text:span><text:span text:style-name="T22">the</text:span><text:span text:style-name="T23"> </text:span><text:span text:style-name="T22">random choices</text:span><text:span text:style-name="T13"> that must be revealed to the algorithm.</text:span></text:p>
                <text:p text:style-name="P17"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8.758cm" svg:height="2.6cm" svg:x="0.5cm" svg:y="0.3cm" presentation:class="title">
          <draw:text-box>
            <text:p>Principle of Deferred Decisions</text:p>
          </draw:text-box>
        </draw:frame>
        <draw:frame presentation:style-name="pr4" draw:text-style-name="P18" draw:layer="layout" svg:width="25.2cm" svg:height="10cm" svg:x="0.6cm" svg:y="3.8cm" presentation:class="outline" presentation:user-transformed="true">
          <draw:text-box>
            <text:list text:style-name="L2">
              <text:list-item>
                <text:p text:style-name="P16"><text:span text:style-name="T13">Suppose that schools do not know their lists to start with. Each time a school has to make a proposal, he picks a random student from the set of students who has not already been proposed by him, and proceeds to propose to her.</text:span></text:p>
                <text:p text:style-name="P16"><text:span text:style-name="T13"/></text:p>
              </text:list-item>
              <text:list-item>
                <text:p text:style-name="P17"><text:span text:style-name="T13">The only dependency that remains is that the random choice of a student at any step depends on the set of proposals made so far by the current proposer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8.758cm" svg:height="2.6cm" svg:x="0.5cm" svg:y="0.3cm" presentation:class="title">
          <draw:text-box>
            <text:p text:style-name="P9">Amnesiac Algorithm</text:p>
          </draw:text-box>
        </draw:frame>
        <draw:frame presentation:style-name="pr4" draw:layer="layout" svg:width="25.2cm" svg:height="9.134cm" svg:x="0.6cm" svg:y="3.8cm" presentation:class="outline">
          <draw:text-box>
            <text:list text:style-name="L2">
              <text:list-item>
                <text:p text:style-name="P4"><text:span text:style-name="T2">However, we can eliminate the dependency by modifying the algorithm, i.e., a school chooses a student uniformly at random from the set of all </text:span><text:span text:style-name="T4">n</text:span><text:span text:style-name="T2"> students, including those to whom it has already proposed to.</text:span></text:p>
                <text:p text:style-name="P19"><text:span text:style-name="T24"/></text:p>
              </text:list-item>
              <text:list-item>
                <text:p text:style-name="P4"><text:span text:style-name="T2">It </text:span><text:span text:style-name="T4">forgets</text:span><text:span text:style-name="T2"> the fact that these students have already rejected him.</text:span></text:p>
                <text:p text:style-name="P19"><text:span text:style-name="T24"/></text:p>
              </text:list-item>
              <text:list-item>
                <text:p text:style-name="P4"><text:span text:style-name="T2">We call this new version the </text:span><text:span text:style-name="T3">Amnesiac Algorithm</text:span><text:span text:style-name="T2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8.758cm" svg:height="2.6cm" svg:x="0.5cm" svg:y="0.3cm" presentation:class="title">
          <draw:text-box>
            <text:p>Amnesiac Algorithm</text:p>
          </draw:text-box>
        </draw:frame>
        <draw:frame presentation:style-name="pr4" draw:layer="layout" svg:width="25.2cm" svg:height="9.134cm" svg:x="0.6cm" svg:y="3.8cm" presentation:class="outline">
          <draw:text-box>
            <text:list text:style-name="L2">
              <text:list-item>
                <text:p text:style-name="P4"><text:span text:style-name="T2">Note that a school making a proposal to a student who has already rejected it will be rejected again.</text:span></text:p>
                <text:p text:style-name="P20"><text:span text:style-name="T8"/></text:p>
              </text:list-item>
              <text:list-item>
                <text:p text:style-name="P4"><text:span text:style-name="T2">Thus, the output by the Amnesiac Algorithm is </text:span><text:span text:style-name="T25">exactly the same</text:span><text:span text:style-name="T2"> as that of the original Proposal Algorithm.</text:span></text:p>
                <text:p text:style-name="P20"><text:span text:style-name="T8"/></text:p>
              </text:list-item>
              <text:list-item>
                <text:p text:style-name="P4"><text:span text:style-name="T2">The only difference is that there are some </text:span><text:span text:style-name="T4">wasted</text:span><text:span text:style-name="T2"> proposals in the Amnesiac Algorith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erif1" svg:font-family="'Liberation Serif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思源黑體 TW3" svg:font-family="'思源黑體 TW'" style:font-family-generic="roman" style:font-pitch="variable" style:font-charset="x-symbol"/>
    <style:font-face style:name="思源黑體 TW2" svg:font-family="'思源黑體 TW'" style:font-family-generic="system" style:font-pitch="variable" style:font-charset="x-symbol"/>
    <style:font-face style:name="_____1" svg:font-family="_____"/>
    <style:font-face style:name="Liberation Serif6" svg:font-family="'Liberation Serif'" style:font-family-generic="roman"/>
    <style:font-face style:name="標楷體1" svg:font-family="標楷體" style:font-family-generic="script" style:font-pitch="fixed"/>
    <style:font-face style:name="Arial" svg:font-family="Arial" style:font-pitch="variable"/>
    <style:font-face style:name="Liberation Serif4" svg:font-family="'Liberation Serif'" style:font-pitch="variable"/>
    <style:font-face style:name="_____" svg:font-family="_____" style:font-pitch="variable"/>
    <style:font-face style:name="思源黑體 TW5" svg:font-family="'思源黑體 TW'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思源黑體 TW1" svg:font-family="'思源黑體 TW'" style:font-family-generic="roman" style:font-pitch="variable"/>
    <style:font-face style:name="新細明體" svg:font-family="新細明體" style:font-family-generic="roman" style:font-pitch="variable"/>
    <style:font-face style:name="French Script MT" svg:font-family="'French Script MT'" style:font-family-generic="script" style:font-pitch="variable"/>
    <style:font-face style:name="Liberation Serif3" svg:font-family="'Liberation Serif'" style:font-family-generic="script" style:font-pitch="variable"/>
    <style:font-face style:name="思源黑體 TW4" svg:font-family="'思源黑體 TW'" style:font-family-generic="script" style:font-pitch="variable"/>
    <style:font-face style:name="標楷體" svg:font-family="標楷體" style:font-family-generic="script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Tahoma" svg:font-family="Tahoma" style:font-family-generic="swiss" style:font-pitch="variable"/>
    <style:font-face style:name="cmbx10" svg:font-family="cmbx10" style:font-family-generic="swiss" style:font-pitch="variable"/>
    <style:font-face style:name="cmbx12" svg:font-family="cmbx12" style:font-family-generic="swiss" style:font-pitch="variable"/>
    <style:font-face style:name="cmex10" svg:font-family="cmex10" style:font-family-generic="swiss" style:font-pitch="variable"/>
    <style:font-face style:name="cmmi10" svg:font-family="cmmi10" style:font-family-generic="swiss" style:font-pitch="variable"/>
    <style:font-face style:name="cmmi12" svg:font-family="cmmi12" style:font-family-generic="swiss" style:font-pitch="variable"/>
    <style:font-face style:name="cmmi6" svg:font-family="cmmi6" style:font-family-generic="swiss" style:font-pitch="variable"/>
    <style:font-face style:name="cmmi7" svg:font-family="cmmi7" style:font-family-generic="swiss" style:font-pitch="variable"/>
    <style:font-face style:name="cmmi8" svg:font-family="cmmi8" style:font-family-generic="swiss" style:font-pitch="variable"/>
    <style:font-face style:name="cmr10" svg:font-family="cmr10" style:font-family-generic="swiss" style:font-pitch="variable"/>
    <style:font-face style:name="cmr12" svg:font-family="cmr12" style:font-family-generic="swiss" style:font-pitch="variable"/>
    <style:font-face style:name="cmr17" svg:font-family="cmr17" style:font-family-generic="swiss" style:font-pitch="variable"/>
    <style:font-face style:name="cmr6" svg:font-family="cmr6" style:font-family-generic="swiss" style:font-pitch="variable"/>
    <style:font-face style:name="cmr7" svg:font-family="cmr7" style:font-family-generic="swiss" style:font-pitch="variable"/>
    <style:font-face style:name="cmr8" svg:font-family="cmr8" style:font-family-generic="swiss" style:font-pitch="variable"/>
    <style:font-face style:name="cmsy10" svg:font-family="cmsy10" style:font-family-generic="swiss" style:font-pitch="variable"/>
    <style:font-face style:name="cmsy6" svg:font-family="cmsy6" style:font-family-generic="swiss" style:font-pitch="variable"/>
    <style:font-face style:name="cmsy7" svg:font-family="cmsy7" style:font-family-generic="swiss" style:font-pitch="variable"/>
    <style:font-face style:name="cmsy8" svg:font-family="cmsy8" style:font-family-generic="swiss" style:font-pitch="variable"/>
    <style:font-face style:name="cmti12" svg:font-family="cmti12" style:font-family-generic="swiss" style:font-pitch="variable"/>
    <style:font-face style:name="msam10" svg:font-family="msam10" style:font-family-generic="swiss" style:font-pitch="variable"/>
    <style:font-face style:name="msbm10" svg:font-family="msbm10" style:font-family-generic="swiss" style:font-pitch="variable"/>
    <style:font-face style:name="Liberation Serif5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210 210" svg:d="M105 0l105 210h-210z"/>
    <draw:marker draw:name="線條箭頭_20_1" draw:display-name="線條箭頭 1" svg:viewBox="0 0 213 213" svg:d="M107 0l106 213h-213z"/>
    <draw:marker draw:name="線條箭頭_20_2" draw:display-name="線條箭頭 2" svg:viewBox="0 0 237 237" svg:d="M119 0l118 237h-237z"/>
    <draw:marker draw:name="線條箭頭_20_5" draw:display-name="線條箭頭 5" svg:viewBox="0 0 213 213" svg:d="M107 0l106 213h-213z"/>
    <draw:marker draw:name="線條箭頭_20_6" draw:display-name="線條箭頭 6" svg:viewBox="0 0 213 213" svg:d="M107 0l106 213h-213z"/>
    <draw:stroke-dash draw:name="Dashed_20__28_var_29__20_2" draw:display-name="Dashed (var) 2" draw:style="rect" draw:dots1="1" draw:dots1-length="4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預設繪圖樣式_5f_1" style:display-name="預設繪圖樣式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繪圖樣式_5f_1" style:display-name="預設繪圖樣式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4pt" style:font-style-asian="normal" style:font-weight-asian="normal" style:font-name-complex="新細明體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" fo:font-family="'Liberation Serif'" style:font-family-generic="roman" style:font-pitch="variable" fo:font-size="22.7999992370605pt" style:font-name-asian="Liberation Serif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" fo:font-family="'Liberation Serif'" style:font-family-generic="roman" style:font-pitch="variable" fo:font-size="19.5pt" style:font-name-asian="Liberation Serif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預設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4pt" style:font-style-asian="normal" style:font-weight-asian="normal" style:font-name-complex="新細明體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新細明體" style:font-family-asian="新細明體" style:font-family-generic-asian="roman" style:font-pitch-asian="variable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預設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新細明體" style:font-family-asian="新細明體" style:font-family-generic-asian="roman" style:font-pitch-asian="variable" style:font-size-asian="32pt" style:font-style-asian="normal" style:font-weight-asian="normal" style:font-name-complex="新細明體" style:font-family-complex="新細明體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graphic-properties>
        <text:list-style style:name="預設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8pt" style:font-style-asian="normal" style:font-weight-asian="normal" style:font-name-complex="新細明體" style:font-family-complex="新細明體" style:font-family-generic-complex="roman" style:font-pitch-complex="variable" style:font-size-complex="28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4pt" style:font-style-asian="normal" style:font-weight-asian="normal" style:font-name-complex="新細明體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0000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新細明體" style:font-family-asian="新細明體" style:font-family-generic-asian="roman" style:font-pitch-asian="variable" style:font-size-asian="32pt" style:font-style-asian="normal" style:font-weight-asian="normal" style:font-name-complex="新細明體" style:font-family-complex="新細明體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預設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loext:opacity="100%" style:text-outline="false" style:text-line-through-style="none" style:text-line-through-type="none" style:text-position="0% 100%" style:font-name="Book Antiqua" fo:font-family="'Book Antiqua'" style:font-family-generic="roman" style:font-pitch="variable" fo:font-size="44pt" fo:font-style="normal" fo:text-shadow="none" style:text-underline-style="none" fo:font-weight="normal" fo:background-color="transparent" style:font-name-asian="新細明體" style:font-family-asian="新細明體" style:font-family-generic-asian="roman" style:font-pitch-asian="variable" style:font-size-asian="44pt" style:font-style-asian="normal" style:font-weight-asian="normal" style:font-name-complex="新細明體" style:font-family-complex="新細明體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5eb91e" draw:fill="none" draw:fill-color="#5983b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5983b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MT3" style:family="text">
      <style:text-properties fo:color="#4c4c4c" loext:opacity="100%" style:font-name="Liberation Serif" fo:font-size="14pt" style:font-name-asian="Liberation Serif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054cm" svg:height="3.046cm" svg:x="-0.062cm" svg:y="0.1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70300000117B2E80C5D692CF4AC.png" xlink:type="simple" xlink:show="embed" xlink:actuate="onLoad" draw:mime-type="image/png"/>
      </draw:frame>
      <draw:frame presentation:style-name="Mpr1" draw:text-style-name="MP6" draw:layer="backgroundobjects" svg:width="18.758cm" svg:height="2.6cm" svg:x="0.5cm" svg:y="0.3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7.725cm" svg:height="0.9cm" svg:x="19.8cm" svg:y="14.8cm" presentation:class="page-number">
        <draw:text-box>
          <text:p text:style-name="MP3"><text:span text:style-name="MT3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預設" style:page-layout-name="PM1" draw:style-name="Mdp2">
      <office:forms form:automatic-focus="false" form:apply-design-mode="false"/>
      <presentation:notes style:page-layout-name="PM0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T7H29M36S</meta:editing-duration>
    <meta:editing-cycles>124</meta:editing-cycles>
    <meta:generator>LibreOffice/7.0.6.2$Windows_X86_64 LibreOffice_project/144abb84a525d8e30c9dbbefa69cbbf2d8d4ae3b</meta:generator>
    <dc:title>Algorithmic Game Theory </dc:title>
    <dc:date>2021-10-10T16:14:46.305000000</dc:date>
    <dc:subject>Stable Matching</dc:subject>
    <meta:document-statistic meta:object-count="73"/>
  </office:meta>
</office:document-meta>
</file>